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A00000438768E8E2F67A42279.png" manifest:media-type="image/png"/>
  <manifest:file-entry manifest:full-path="Pictures/100000010000023C00000300A7120BE84315314E.png" manifest:media-type="image/png"/>
  <manifest:file-entry manifest:full-path="Pictures/10000001000004EC0000029A39B0EF0B6674F938.png" manifest:media-type="image/png"/>
  <manifest:file-entry manifest:full-path="Pictures/1000000100000195000000B84BFFF3BA1ECA02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7.278cm" svg:height="3.306cm" svg:x="2cm" svg:y="1.5cm">
          <draw:image xlink:href="Pictures/1000000100000195000000B84BFFF3BA1ECA02DC.png" xlink:type="simple" xlink:show="embed" xlink:actuate="onLoad" draw:mime-type="image/png">
            <text:p/>
          </draw:image>
        </draw:frame>
        <draw:frame draw:style-name="gr1" draw:text-style-name="P1" draw:layer="layout" svg:width="10.668cm" svg:height="5.637cm" svg:x="1.582cm" svg:y="23cm">
          <draw:image xlink:href="Pictures/10000001000004EC0000029A39B0EF0B6674F938.png" xlink:type="simple" xlink:show="embed" xlink:actuate="onLoad" draw:mime-type="image/png">
            <text:p/>
          </draw:image>
        </draw:frame>
        <draw:frame draw:style-name="gr1" draw:text-style-name="P1" draw:layer="layout" svg:width="9.5cm" svg:height="12.757cm" svg:x="1.25cm" svg:y="8.743cm">
          <draw:image xlink:href="Pictures/100000010000023C00000300A7120BE84315314E.png" xlink:type="simple" xlink:show="embed" xlink:actuate="onLoad" draw:mime-type="image/png">
            <text:p/>
          </draw:image>
        </draw:frame>
        <draw:frame draw:style-name="gr1" draw:text-style-name="P1" draw:layer="layout" svg:width="8.358cm" svg:height="12.643cm" svg:x="10.75cm" svg:y="8.85cm">
          <draw:image xlink:href="Pictures/10000001000002CA00000438768E8E2F67A42279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1" draw:text-style-name="P1" draw:layer="layout" svg:width="14.452cm" svg:height="7.637cm" svg:x="3.75cm" svg:y="4.113cm">
          <draw:image xlink:href="Pictures/10000001000004EC0000029A39B0EF0B6674F93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30T17:03:09.342295102</meta:creation-date>
    <dc:date>2024-02-07T17:20:08.929239988</dc:date>
    <meta:editing-duration>PT51M48S</meta:editing-duration>
    <meta:editing-cycles>2</meta:editing-cycles>
    <meta:generator>LibreOffice/7.3.7.2$Linux_X86_64 LibreOffice_project/30$Build-2</meta:generator>
    <meta:document-statistic meta:object-count="5"/>
  </office:meta>
</office:document-meta>
</file>